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Text_20_body">
      <style:text-properties officeooo:paragraph-rsid="001b2336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b2336" officeooo:paragraph-rsid="001b2336" style:font-weight-asian="bold" style:font-weight-complex="bold"/>
    </style:style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Text_20_body" style:list-style-name="L3">
      <style:paragraph-properties fo:margin-top="0cm" fo:margin-bottom="0cm" loext:contextual-spacing="false"/>
    </style:style>
    <style:style style:name="P7" style:family="paragraph" style:parent-style-name="Text_20_body" style:list-style-name="L4">
      <style:paragraph-properties fo:margin-top="0cm" fo:margin-bottom="0cm" loext:contextual-spacing="false"/>
    </style:style>
    <style:style style:name="P8" style:family="paragraph" style:parent-style-name="Text_20_body" style:list-style-name="L5">
      <style:paragraph-properties fo:margin-top="0cm" fo:margin-bottom="0cm" loext:contextual-spacing="false"/>
    </style:style>
    <style:style style:name="P9" style:family="paragraph" style:parent-style-name="Text_20_body" style:list-style-name="L6">
      <style:paragraph-properties fo:margin-top="0cm" fo:margin-bottom="0cm" loext:contextual-spacing="false"/>
    </style:style>
    <style:style style:name="P10" style:family="paragraph" style:parent-style-name="Text_20_body" style:list-style-name="L7">
      <style:paragraph-properties fo:margin-top="0cm" fo:margin-bottom="0cm" loext:contextual-spacing="false"/>
    </style:style>
    <style:style style:name="P11" style:family="paragraph" style:parent-style-name="Text_20_body" style:list-style-name="L8">
      <style:paragraph-properties fo:margin-top="0cm" fo:margin-bottom="0cm" loext:contextual-spacing="false"/>
    </style:style>
    <style:style style:name="P12" style:family="paragraph" style:parent-style-name="Text_20_body" style:list-style-name="L9">
      <style:paragraph-properties fo:margin-top="0cm" fo:margin-bottom="0cm" loext:contextual-spacing="false"/>
    </style:style>
    <style:style style:name="T1" style:family="text">
      <style:text-properties officeooo:rsid="001b2336"/>
    </style:style>
    <style:style style:name="T2" style:family="text">
      <style:text-properties officeooo:rsid="001c5cc7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58"/>Paper 11 <text:s text:c="49"/><text:span text:style-name="T2">K.AHMADI</text:span></text:p>
      <text:p text:style-name="P1"><text:span text:style-name="T1">1- </text:span>I've responded to my attackers in clear and --------------------- manner to ensure the hisghest probability of effect.</text:p>
      <text:list xml:id="list3639110108" text:style-name="L1">
        <text:list-header>
          <text:p text:style-name="P4"><text:bookmark text:name="Q_0_01"/><text:span text:style-name="T1">a- </text:span>straightforward <text:s text:c="6"/><text:span text:style-name="T1">b- </text:span> accomplished <text:s text:c="6"/><text:span text:style-name="T1">c- </text:span> immediate <text:s text:c="5"/><text:span text:style-name="T1">d- </text:span> negligible</text:p>
          <text:p text:style-name="P4"/>
        </text:list-header>
      </text:list>
      <text:p text:style-name="Text_20_body"><text:bookmark text:name="Q_1"/><text:span text:style-name="T1">2- </text:span>A person who is a self-employed insurance agent or broker may apply to become registered voluntarily ---------------- the person is making taxable supplies or not.</text:p>
      <text:list xml:id="list251378220" text:style-name="L2">
        <text:list-header>
          <text:p text:style-name="P5"><text:bookmark text:name="Q_1_01"/><text:span text:style-name="T1">a- </text:span>as<text:bookmark text:name="Q_1_1"/> <text:s text:c="6"/><text:span text:style-name="T1">b- </text:span>when<text:bookmark text:name="Q_1_2"/> <text:s text:c="8"/><text:span text:style-name="T1">c- </text:span>only if<text:bookmark text:name="Q_1_3"/><text:bookmark text:name="Q_11"/> <text:s text:c="7"/><text:span text:style-name="T1">d- </text:span>whether</text:p>
          <text:p text:style-name="P5"/>
        </text:list-header>
      </text:list>
      <text:p text:style-name="P2"><text:bookmark text:name="Q_2"/><text:span text:style-name="T1">3- </text:span>I would also like to thank my colleagues who have actively contributed to the<text:line-break/>preparation of this report with their ---------------- and efforts. </text:p>
      <text:p text:style-name="P2"><text:bookmark text:name="Q_2_01"/><text:span text:style-name="T1">a-</text:span>  advic<text:bookmark text:name="Q_2_1"/>e <text:s text:c="5"/><text:span text:style-name="T1">b-</text:span>  uses<text:bookmark text:name="Q_2_2"/> <text:s text:c="7"/><text:span text:style-name="T1">c- </text:span>case <text:s text:c="7"/><text:span text:style-name="T1">d- </text:span> songs</text:p>
      <text:p text:style-name="Text_20_body"><text:bookmark text:name="Q_3"/><text:span text:style-name="T1">4- </text:span>--------------------- the file is submitted to us, we will take a serious look at the whole thing and we will see what we can do to support the company.</text:p>
      <text:list xml:id="list4252749578" text:style-name="L3">
        <text:list-header>
          <text:p text:style-name="P6"><text:span text:style-name="T1">a-</text:span> Where<text:bookmark text:name="Q_3_1"/> <text:s text:c="6"/><text:span text:style-name="T1">b-</text:span>  Though<text:bookmark text:name="Q_3_2"/> <text:s text:c="6"/><text:span text:style-name="T1">c-</text:span>  Still<text:bookmark text:name="Q_3_3"/><text:bookmark text:name="Q_31"/> <text:s text:c="5"/><text:span text:style-name="T1">d-</text:span>  When</text:p>
          <text:p text:style-name="P6"/>
        </text:list-header>
      </text:list>
      <text:p text:style-name="Text_20_body"><text:bookmark text:name="Q_4"/><text:span text:style-name="T1">5- </text:span>Only a very -------------------- number of civil society delegates were allowed to access the venue during the last critical days of the conference.</text:p>
      <text:list xml:id="list2661615287" text:style-name="L4">
        <text:list-header>
          <text:p text:style-name="P7"><text:bookmark text:name="Q_4_01"/><text:span text:style-name="T1">a-</text:span>  local <text:s text:c="7"/><text:span text:style-name="T1">b-</text:span> circular<text:bookmark text:name="Q_4_2"/> <text:s text:c="6"/><text:span text:style-name="T1">c-</text:span>  serial<text:bookmark text:name="Q_4_3"/><text:bookmark text:name="Q_41"/> <text:s text:c="6"/><text:span text:style-name="T1">d-</text:span>  limited</text:p>
          <text:p text:style-name="P7"/>
        </text:list-header>
      </text:list>
      <text:p text:style-name="Text_20_body"><text:bookmark text:name="Q_5"/><text:span text:style-name="T1">6- </text:span>The Dexter government has just <text:span text:style-name="T2">-------------</text:span> some very forward-thinking plans that will positively affect the tidal opportunities in that province.</text:p>
      <text:list xml:id="list3054562321" text:style-name="L5">
        <text:list-header>
          <text:p text:style-name="P8"><text:bookmark text:name="Q_5_01"/><text:span text:style-name="T1">a- </text:span>  expressed<text:bookmark text:name="Q_5_1"/> <text:s text:c="6"/><text:span text:style-name="T1">b-</text:span>  announced<text:bookmark text:name="Q_5_2"/> <text:s text:c="6"/><text:span text:style-name="T1">c- </text:span>preferred<text:bookmark text:name="Q_5_3"/><text:bookmark text:name="Q_51"/> <text:s text:c="6"/><text:span text:style-name="T1">d-</text:span>  instructed</text:p>
          <text:p text:style-name="P8"/>
        </text:list-header>
      </text:list>
      <text:p text:style-name="Text_20_body"><text:bookmark text:name="Q_6"/><text:span text:style-name="T1">7- </text:span>In fact, we have already devoted a significant portion of those funds to begin ------------------ of 10 other new schools across the country.</text:p>
      <text:list xml:id="list4259728468" text:style-name="L6">
        <text:list-header>
          <text:p text:style-name="P9"><text:span text:style-name="T1">a-</text:span> distribution<text:bookmark text:name="Q_6_1"/> <text:s text:c="5"/><text:span text:style-name="T1">b-</text:span>  application<text:bookmark text:name="Q_6_2"/> <text:s text:c="5"/><text:span text:style-name="T1">c-</text:span>  construction<text:bookmark text:name="Q_6_3"/><text:bookmark text:name="Q_61"/> <text:s text:c="5"/><text:span text:style-name="T1">d-</text:span>  distraction</text:p>
          <text:p text:style-name="P9"/>
        </text:list-header>
      </text:list>
      <text:p text:style-name="Text_20_body"><text:bookmark text:name="Q_7"/><text:span text:style-name="T1">8- </text:span>A surprising ------------- of the survey shows that women's overall contribution to the cotton crop is 37.5 per cent, compared with 62.5 per cent for men.</text:p>
      <text:list xml:id="list459558196" text:style-name="L7">
        <text:list-header>
          <text:p text:style-name="P10"><text:bookmark text:name="Q_7_01"/><text:span text:style-name="T1">a-</text:span>  approval<text:bookmark text:name="Q_7_1"/> <text:s text:c="5"/><text:span text:style-name="T1">b- </text:span>diagram<text:bookmark text:name="Q_7_2"/> <text:s text:c="6"/><text:span text:style-name="T1">c-</text:span>  appearance<text:bookmark text:name="Q_7_3"/><text:bookmark text:name="Q_71"/> <text:s text:c="5"/><text:span text:style-name="T1">d-</text:span>  finding</text:p>
          <text:p text:style-name="P10"/>
        </text:list-header>
      </text:list>
      <text:p text:style-name="Text_20_body"><text:bookmark text:name="Q_8"/><text:span text:style-name="T1">9- </text:span>Once this period has passed, you can withdraw your cash from one of our branches or have it transferred ------------------to your bank or post office account.</text:p>
      <text:list xml:id="list669350276" text:style-name="L8">
        <text:list-header>
          <text:p text:style-name="P11"><text:bookmark text:name="Q_8_01"/><text:span text:style-name="T1">a- </text:span>  recently<text:bookmark text:name="Q_8_1"/> <text:s text:c="6"/><text:span text:style-name="T1">b- </text:span>directly<text:bookmark text:name="Q_8_2"/> <text:s text:c="6"/><text:span text:style-name="T1">c-</text:span>  financially<text:bookmark text:name="Q_8_3"/><text:bookmark text:name="Q_81"/> <text:s text:c="6"/><text:span text:style-name="T1">d-</text:span>  prematurely</text:p>
          <text:p text:style-name="P11"/>
        </text:list-header>
      </text:list>
      <text:p text:style-name="Text_20_body"><text:bookmark text:name="Q_9"/><text:span text:style-name="T1">10- </text:span>A considerable decline in mortgage interest rates fuelled the ----------------- for housing loans and supported strong rises in house prices in some euro area countries.</text:p>
      <text:list xml:id="list1909962792" text:style-name="L9">
        <text:list-header>
          <text:p text:style-name="P12"><text:bookmark text:name="Q_9_01"/><text:span text:style-name="T1">a- </text:span>appliances <text:s text:c="6"/><text:span text:style-name="T1">b- </text:span> materials<text:bookmark text:name="Q_9_2"/> <text:s text:c="6"/><text:span text:style-name="T1">c-</text:span>  resource<text:bookmark text:name="Questions"/><text:bookmark text:name="Q_91"/><text:bookmark text:name="Q_9_3"/> <text:s text:c="8"/><text:span text:style-name="T1">d- </text:span>demand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4:16:16.088000000</meta:creation-date>
    <meta:print-date>2017-10-31T16:52:30.447000000</meta:print-date>
    <dc:date>2017-10-31T16:52:37.041000000</dc:date>
    <meta:editing-duration>PT8M59S</meta:editing-duration>
    <meta:editing-cycles>2</meta:editing-cycles>
    <meta:generator>LibreOffice/5.3.5.2$Windows_x86 LibreOffice_project/50d9bf2b0a79cdb85a3814b592608037a682059d</meta:generator>
    <meta:document-statistic meta:table-count="0" meta:image-count="0" meta:object-count="0" meta:page-count="1" meta:paragraph-count="29" meta:word-count="349" meta:character-count="2343" meta:non-whitespace-character-count="1717"/>
  </office:meta>
</office:document-meta>
</file>